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FD94B123E8CE37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9.918cm" svg:height="18.191cm" draw:z-index="0"><draw:image xlink:href="Pictures/100002010000078000000438FD94B123E8CE376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0:43:45.737517918</meta:creation-date>
    <dc:date>2018-09-16T10:44:40.355114238</dc:date>
    <meta:editing-duration>PT5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